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138cm" style:rel-column-width="10824*"/>
    </style:style>
    <style:style style:name="Таблица1.B" style:family="table-column">
      <style:table-column-properties style:column-width="15.863cm" style:rel-column-width="54711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font-size="10pt" fo:language="en" fo:country="GB" style:font-name-asian="Times New Roman" style:font-size-asian="10pt" style:font-name-complex="Times New Roman" style:font-size-complex="10pt"/>
    </style:style>
    <style:style style:name="T3" style:family="text">
      <style:text-properties fo:language="en" fo:country="US" style:font-name-asian="Times New Roman" style:font-name-complex="Times New Roman"/>
    </style:style>
    <style:style style:name="T4" style:family="text">
      <style:text-properties fo:language="en" fo:country="US" style:font-name-asian="Times New Roman" style:font-name-complex="Times New Roman" style:font-size-complex="14pt"/>
    </style:style>
    <style:style style:name="T5" style:family="text">
      <style:text-properties fo:language="en" fo:country="US" fo:font-weight="bold" style:font-name-asian="Times New Roman" style:font-weight-asian="bold" style:font-name-complex="Times New Roman" style:font-size-complex="14pt"/>
    </style:style>
    <style:style style:name="T6" style:family="text">
      <style:text-properties fo:language="en" fo:country="US" fo:font-weight="bold" style:font-name-asian="Times New Roman" style:font-weight-asian="bold" style:font-name-complex="Times New Roman" style:font-size-complex="14pt" style:font-weight-complex="bold"/>
    </style:style>
    <style:style style:name="T7" style:family="text">
      <style:text-properties fo:language="en" fo:country="GB"/>
    </style:style>
    <style:style style:name="T8" style:family="text">
      <style:text-properties fo:language="en" fo:country="GB" style:font-name-asian="Times New Roman" style:font-name-complex="Times New Roman"/>
    </style:style>
    <style:style style:name="T9" style:family="text">
      <style:text-properties fo:language="en" fo:country="GB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51cm" svg:height="0.85cm" draw:z-index="0"><draw:image xlink:href="../../odt_eng/images/0067.png" xlink:type="simple" xlink:show="embed" xlink:actuate="onLoad"/></draw:frame></text:span></text:span></text:p>
          </table:table-cell>
          <table:table-cell table:style-name="Таблица1.B1" office:value-type="string">
            <text:h text:style-name="P4" text:outline-level="1">GREATER-THAN-OR-EQUAL-TO</text:h>
          </table:table-cell>
        </table:table-row>
        <table:table-row>
          <table:table-cell table:style-name="Таблица1.A2" office:value-type="string">
            <text:p text:style-name="P2"><text:span text:style-name="Основной_20_шрифт_20_абзаца"><text:span text:style-name="T2">in palette</text:span></text:span>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1.981cm" svg:height="1.379cm" draw:z-index="0"><draw:image xlink:href="../../odt_eng/images/0067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<text:span text:style-name="Основной_20_шрифт_20_абзаца"><text:span text:style-name="T2">in diagram</text:span></text:span>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unit </text:span></text:span><text:span text:style-name="Основной_20_шрифт_20_абзаца"><text:span text:style-name="T5">is</text:span></text:span><text:span text:style-name="Основной_20_шрифт_20_абзаца"><text:span text:style-name="T4"> </text:span></text:span><text:span text:style-name="Основной_20_шрифт_20_абзаца"><text:span text:style-name="T6">vectorized </text:span></text:span><text:span text:style-name="Основной_20_шрифт_20_абзаца"><text:span text:style-name="T4">and implements the GREATER-THAN-OR-EQUAL-TO logical operation:</text:span></text:span></text:p>
            <text:p text:style-name="P3"><text:span text:style-name="Основной_20_шрифт_20_абзаца"><text:span text:style-name="T8"><draw:frame draw:style-name="fr3" draw:name="Объект1" text:anchor-type="as-char" svg:width="5.454cm" svg:height="1.393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span></text:span><text:span text:style-name="Основной_20_шрифт_20_абзаца"><text:span text:style-name="T8">,</text:span></text:span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8"> </text:span></text:span><text:span text:style-name="Основной_20_шрифт_20_абзаца"><text:span text:style-name="T8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/text:span><text:span text:style-name="Основной_20_шрифт_20_абзаца"><text:span text:style-name="T3">is for unit output signal</text:span></text:span><text:span text:style-name="Основной_20_шрифт_20_абзаца"><text:span text:style-name="T8">, <text:s/></text:span></text:span><text:span text:style-name="Основной_20_шрифт_20_абзаца"><text:span text:style-name="T8"><draw:frame draw:style-name="fr3" draw:name="Объект3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/text:span><text:span text:style-name="Основной_20_шрифт_20_абзаца"><text:span text:style-name="T8"> </text:span></text:span><text:span text:style-name="Основной_20_шрифт_20_абзаца"><text:span text:style-name="T3">are for input signals</text:span></text:span><text:span text:style-name="Основной_20_шрифт_20_абзаца"><text:span text:style-name="T8">.</text:span></text:span></text:p>
            <text:p text:style-name="Text_20_body"><text:span text:style-name="Основной_20_шрифт_20_абзаца"><text:span text:style-name="T9">Property</text:span></text:span><text:span text:style-name="Основной_20_шрифт_20_абзаца"><text:span text:style-name="T7">:</text:span></text:span></text:p>
            <text:list xml:id="list545548877046289365" text:style-name="L1">
              <text:list-item>
                <text:p text:style-name="P5"><text:span text:style-name="Основной_20_шрифт_20_абзаца"><text:span text:style-name="T8">Second operand type – indicates the type of the second operand. In case it is a vector then elementwise operation is carried out. <text:s/>In case it is a scalar then operation with every element of the first input and the value of the second input is carried out.</text:span></text:span></text:p>
              </text:list-item>
            </text:list>
          </table:table-cell>
          <table:covered-table-cell/>
        </table:table-row>
      </table:table>
      <text:p text:style-name="Text_20_body"><text:span text:style-name="Основной_20_шрифт_20_абзаца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БОЛЬШЕ ИЛИ РАВНО</dc:title>
    <meta:creation-date>2012-01-25T06:48:00</meta:creation-date>
    <dc:date>2012-03-04T20:06:33.15</dc:date>
    <meta:editing-cycles>106</meta:editing-cycles>
    <meta:editing-duration>PT2H16M18S</meta:editing-duration>
    <dc:creator>Александр </dc:creator>
    <meta:document-statistic meta:table-count="1" meta:image-count="2" meta:object-count="3" meta:page-count="1" meta:paragraph-count="10" meta:word-count="76" meta:character-count="458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67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if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if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if u_1(t) &gt;= u_2(t); #
alignl 0, ~ if u_1(t) &lt; u_2(t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